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1cm" fo:min-width="0.919cm"/>
    </style:style>
    <style:style style:name="gr2" style:family="graphic" style:parent-style-name="standard">
      <style:graphic-properties draw:textarea-horizontal-align="justify" draw:textarea-vertical-align="middle" draw:auto-grow-height="false" fo:min-height="0.856cm" fo:min-width="2.22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56cm" fo:min-width="2.228cm"/>
    </style:style>
    <style:style style:name="gr6" style:family="graphic" style:parent-style-name="standard">
      <style:graphic-properties draw:textarea-horizontal-align="justify" draw:textarea-vertical-align="middle" draw:auto-grow-height="false" fo:min-height="0.179cm" fo:min-width="0.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56cm" fo:min-width="3.6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902cm" fo:min-width="1.05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13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7cm" svg:height="1.697cm" svg:x="10.48cm" svg:y="2.8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847cm" svg:height="1.224cm" svg:x="8.1cm" svg:y="6.668cm">
          <text:p text:style-name="P2"><text:span text:style-name="T1">RESERVAR</text:span></text:p>
          <text:p text:style-name="P2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847cm" svg:height="1.224cm" svg:x="14.253cm" svg:y="6.668cm">
          <text:p text:style-name="P3"><text:span text:style-name="T1">RESGATAR</text:span></text:p>
          <text:p text:style-name="P3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" draw:id="id2" draw:layer="layout" draw:line-skew="0.126cm" svg:x1="11.484cm" svg:y1="4.497cm" svg:x2="11.481cm" svg:y2="5.15cm" draw:start-shape="id1" draw:start-glue-point="8" svg:d="M11484 4497v703h-3v-50" svg:viewBox="0 0 4 704">
          <text:p/>
        </draw:connector>
        <draw:connector draw:style-name="gr3" draw:text-style-name="P1" draw:layer="layout" svg:x1="11.482cm" svg:y1="5.2cm" svg:x2="9.523cm" svg:y2="6.668cm" draw:start-shape="id2" draw:start-glue-point="0" draw:end-shape="id3" draw:end-glue-point="0" svg:d="M11482 5200v734h-1959v734" svg:viewBox="0 0 1960 1469">
          <text:p/>
        </draw:connector>
        <draw:connector draw:style-name="gr3" draw:text-style-name="P1" draw:layer="layout" svg:x1="11.482cm" svg:y1="5.2cm" svg:x2="15.676cm" svg:y2="6.668cm" draw:start-shape="id2" draw:start-glue-point="0" draw:end-shape="id4" draw:end-glue-point="0" svg:d="M11482 5200v734h4194v734" svg:viewBox="0 0 4195 1469">
          <text:p/>
        </draw:connector>
        <draw:line draw:style-name="gr4" draw:text-style-name="P4" draw:layer="layout" svg:x1="9.453cm" svg:y1="7.813cm" svg:x2="9.453cm" svg:y2="9.076cm">
          <text:p/>
        </draw:line>
        <draw:custom-shape draw:style-name="gr5" draw:text-style-name="P2" draw:layer="layout" svg:width="2.846cm" svg:height="1.224cm" svg:x="7.9cm" svg:y="8.876cm">
          <text:p text:style-name="P2"><text:span text:style-name="T1">ESCOLHER</text:span></text:p>
          <text:p text:style-name="P2"><text:span text:style-name="T1">TAMAN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64cm" svg:y1="7.853cm" svg:x2="15.64cm" svg:y2="9.116cm">
          <text:p/>
        </draw:line>
        <draw:line draw:style-name="gr4" draw:text-style-name="P4" draw:layer="layout" svg:x1="4.8cm" svg:y1="10.6cm" svg:x2="4.8cm" svg:y2="11.9cm">
          <text:p/>
        </draw:line>
        <draw:custom-shape draw:style-name="gr6" draw:text-style-name="P1" draw:layer="layout" svg:width="1.2cm" svg:height="0.857cm" svg:x="4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draw:layer="layout" svg:x1="4.7cm" svg:y1="12.7cm" svg:x2="4.7cm" svg:y2="15.2cm">
          <text:p text:style-name="P1"><text:span text:style-name="T1"/></text:p>
        </draw:line>
        <draw:custom-shape draw:style-name="gr8" draw:text-style-name="P2" draw:layer="layout" svg:width="4.3cm" svg:height="1.224cm" svg:x="2.2cm" svg:y="18.076cm">
          <text:p text:style-name="P2"><text:span text:style-name="T1">ESCOLHER</text:span></text:p>
          <text:p text:style-name="P2"><text:span text:style-name="T1">OUTRO TAMAN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1.199cm" svg:x1="3.3cm" svg:y1="22.3cm" svg:x2="5.3cm" svg:y2="9.472cm" draw:start-shape="id5" draw:start-glue-point="5" draw:end-shape="id6" draw:end-glue-point="3" svg:d="M3300 22300h-1700v-12828h3700" svg:viewBox="0 0 3701 12829">
          <text:p/>
        </draw:connector>
        <draw:line draw:style-name="gr4" draw:text-style-name="P4" xml:id="id6" draw:id="id6" draw:layer="layout" svg:x1="5.3cm" svg:y1="9.479cm" svg:x2="8cm" svg:y2="9.466cm">
          <text:p/>
        </draw:line>
        <draw:custom-shape draw:style-name="gr8" draw:text-style-name="P2" draw:layer="layout" svg:width="4.3cm" svg:height="1.224cm" svg:x="2.9cm" svg:y="11.9cm">
          <text:p text:style-name="P2"><text:span text:style-name="T1">TAMARNHO</text:span></text:p>
          <text:p text:style-name="P2"><text:span text:style-name="T1">DISPONI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7cm" svg:y1="16.1cm" svg:x2="4.7cm" svg:y2="18.2cm">
          <text:p/>
        </draw:line>
        <draw:frame draw:style-name="gr9" draw:text-style-name="P7" draw:layer="layout" svg:width="1.256cm" svg:height="0.725cm" svg:x="1.744cm" svg:y="15.5cm">
          <draw:text-box>
            <text:p text:style-name="P6"><text:span text:style-name="T1">SIM</text:span></text:p>
          </draw:text-box>
        </draw:frame>
        <draw:custom-shape draw:style-name="gr10" draw:text-style-name="P2" draw:layer="layout" svg:width="2.2cm" svg:height="1.628cm" svg:x="9.5cm" svg:y="26.3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3.9cm" svg:y1="22.8cm" svg:x2="3.9cm" svg:y2="26.9cm">
          <text:p/>
        </draw:line>
        <draw:line draw:style-name="gr4" draw:text-style-name="P4" draw:layer="layout" svg:x1="3.9cm" svg:y1="26.9cm" svg:x2="9.5cm" svg:y2="27cm">
          <text:p/>
        </draw:line>
        <draw:frame draw:style-name="gr9" draw:text-style-name="P7" draw:layer="layout" svg:width="1.421cm" svg:height="0.725cm" svg:x="4.1cm" svg:y="23.575cm">
          <draw:text-box>
            <text:p text:style-name="P6"><text:span text:style-name="T1">NÃO</text:span></text:p>
          </draw:text-box>
        </draw:frame>
        <draw:frame draw:style-name="gr9" draw:text-style-name="P7" draw:layer="layout" svg:width="1.256cm" svg:height="0.725cm" svg:x="6.544cm" svg:y="14.8cm">
          <draw:text-box>
            <text:p text:style-name="P6"><text:span text:style-name="T1">SIM</text:span></text:p>
          </draw:text-box>
        </draw:frame>
        <draw:frame draw:style-name="gr9" draw:text-style-name="P7" draw:layer="layout" svg:width="1.421cm" svg:height="0.725cm" svg:x="4.979cm" svg:y="16.8cm">
          <draw:text-box>
            <text:p text:style-name="P6"><text:span text:style-name="T1">NÃO</text:span></text:p>
          </draw:text-box>
        </draw:frame>
        <draw:custom-shape draw:style-name="gr8" draw:text-style-name="P2" draw:layer="layout" svg:width="4.3cm" svg:height="1.224cm" svg:x="8.3cm" svg:y="15.2cm">
          <text:p text:style-name="P2"><text:span text:style-name="T1">DETERMINAR</text:span></text:p>
          <text:p text:style-name="P2"><text:span text:style-name="T1">TEM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0.6cm" svg:y1="16.6cm" svg:x2="10.6cm" svg:y2="17.8cm">
          <text:p/>
        </draw:line>
        <draw:line draw:style-name="gr11" draw:text-style-name="P4" draw:layer="layout" svg:x1="8.6cm" svg:y1="10.2cm" svg:x2="8.6cm" svg:y2="10.6cm">
          <text:p/>
        </draw:line>
        <draw:line draw:style-name="gr11" draw:text-style-name="P4" draw:layer="layout" svg:x1="4.8cm" svg:y1="10.6cm" svg:x2="8.6cm" svg:y2="10.6cm">
          <text:p/>
        </draw:line>
        <draw:custom-shape draw:style-name="gr12" draw:text-style-name="P1" xml:id="id5" draw:id="id5" draw:layer="layout" svg:width="1.2cm" svg:height="1cm" svg:x="3.3cm" svg:y="2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3.9cm" svg:y1="19.3cm" svg:x2="3.9cm" svg:y2="21.8cm">
          <text:p/>
        </draw:line>
        <draw:custom-shape draw:style-name="gr8" draw:text-style-name="P2" draw:layer="layout" svg:width="4.3cm" svg:height="1.224cm" svg:x="8.3cm" svg:y="17.6cm">
          <text:p text:style-name="P2"><text:span text:style-name="T1">EFETUAR</text:span></text:p>
          <text:p text:style-name="P2"><text:span text:style-name="T1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3cm" svg:height="1.224cm" svg:x="8.4cm" svg:y="20.1cm">
          <text:p text:style-name="P2"><text:span text:style-name="T1">GUARDAR</text:span></text:p>
          <text:p text:style-name="P2"><text:span text:style-name="T1">BAGAG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3cm" svg:height="1.224cm" svg:x="8.4cm" svg:y="22.4cm">
          <text:p text:style-name="P2"><text:span text:style-name="T1">FECHAR</text:span></text:p>
          <text:p text:style-name="P2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0.6cm" svg:y1="18.8cm" svg:x2="10.6cm" svg:y2="20cm">
          <text:p/>
        </draw:line>
        <draw:line draw:style-name="gr4" draw:text-style-name="P4" draw:layer="layout" svg:x1="10.6cm" svg:y1="21.3cm" svg:x2="10.6cm" svg:y2="22.5cm">
          <text:p/>
        </draw:line>
        <draw:line draw:style-name="gr4" draw:text-style-name="P4" draw:layer="layout" svg:x1="10.6cm" svg:y1="23.6cm" svg:x2="10.6cm" svg:y2="26.3cm">
          <text:p/>
        </draw:line>
        <draw:custom-shape draw:style-name="gr2" draw:text-style-name="P2" draw:layer="layout" svg:width="2.847cm" svg:height="1.224cm" svg:x="14.3cm" svg:y="9.076cm">
          <text:p text:style-name="P2"><text:span text:style-name="T1">ENTRAR</text:span></text:p>
          <text:p text:style-name="P2"><text:span text:style-name="T1">CREDENCI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47cm" svg:height="1.224cm" svg:x="14.3cm" svg:y="11.3cm">
          <text:p text:style-name="P2"><text:span text:style-name="T1">TEMPO</text:span></text:p>
          <text:p text:style-name="P2"><text:span text:style-name="T1">EXCED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98cm" svg:height="0.7cm" svg:x="15.2cm" svg:y="1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4.3cm" svg:height="1.224cm" svg:x="13.8cm" svg:y="15.476cm">
          <text:p text:style-name="P2"><text:span text:style-name="T1">EFETUAR</text:span></text:p>
          <text:p text:style-name="P2"><text:span text:style-name="T1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3cm" svg:height="1.224cm" svg:x="13.9cm" svg:y="17.8cm">
          <text:p text:style-name="P2"><text:span text:style-name="T1">ABRIR</text:span></text:p>
          <text:p text:style-name="P2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3cm" svg:height="1.224cm" svg:x="13.9cm" svg:y="20.2cm">
          <text:p text:style-name="P2"><text:span text:style-name="T1">RETIRAR</text:span></text:p>
          <text:p text:style-name="P2"><text:span text:style-name="T1">BAGAG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3cm" svg:height="1.224cm" svg:x="13.8cm" svg:y="22.6cm">
          <text:p text:style-name="P2"><text:span text:style-name="T1">FECHAR</text:span></text:p>
          <text:p text:style-name="P2"><text:span text:style-name="T1">AR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7cm" svg:y1="10.3cm" svg:x2="15.7cm" svg:y2="11.3cm">
          <text:p/>
        </draw:line>
        <draw:line draw:style-name="gr4" draw:text-style-name="P4" draw:layer="layout" svg:x1="15.7cm" svg:y1="12.5cm" svg:x2="15.7cm" svg:y2="13.3cm">
          <text:p/>
        </draw:line>
        <draw:line draw:style-name="gr4" draw:text-style-name="P4" draw:layer="layout" svg:x1="15.7cm" svg:y1="14cm" svg:x2="15.7cm" svg:y2="15.5cm">
          <text:p/>
        </draw:line>
        <draw:line draw:style-name="gr4" draw:text-style-name="P4" draw:layer="layout" svg:x1="15.7cm" svg:y1="16.7cm" svg:x2="15.7cm" svg:y2="17.8cm">
          <text:p/>
        </draw:line>
        <draw:line draw:style-name="gr4" draw:text-style-name="P4" draw:layer="layout" svg:x1="15.7cm" svg:y1="19cm" svg:x2="15.7cm" svg:y2="20.2cm">
          <text:p/>
        </draw:line>
        <draw:line draw:style-name="gr4" draw:text-style-name="P4" draw:layer="layout" svg:x1="15.8cm" svg:y1="21.4cm" svg:x2="15.8cm" svg:y2="22.6cm">
          <text:p/>
        </draw:line>
        <draw:line draw:style-name="gr11" draw:text-style-name="P4" draw:layer="layout" svg:x1="15.8cm" svg:y1="23.9cm" svg:x2="15.8cm" svg:y2="27.1cm">
          <text:p/>
        </draw:line>
        <draw:line draw:style-name="gr4" draw:text-style-name="P4" draw:layer="layout" svg:x1="15.8cm" svg:y1="27.1cm" svg:x2="11.7cm" svg:y2="27.1cm">
          <text:p/>
        </draw:line>
        <draw:line draw:style-name="gr4" draw:text-style-name="P4" draw:layer="layout" svg:x1="5.3cm" svg:y1="15.6cm" svg:x2="8.3cm" svg:y2="15.6cm">
          <text:p/>
        </draw:line>
        <draw:frame draw:style-name="gr9" draw:text-style-name="P7" draw:layer="layout" svg:width="1.256cm" svg:height="0.725cm" svg:x="14.244cm" svg:y="14.075cm">
          <draw:text-box>
            <text:p text:style-name="P6"><text:span text:style-name="T1">SIM</text:span></text:p>
          </draw:text-box>
        </draw:frame>
        <draw:line draw:style-name="gr11" draw:text-style-name="P4" draw:layer="layout" svg:x1="16.18cm" svg:y1="13.65cm" svg:x2="19cm" svg:y2="13.65cm">
          <text:p/>
        </draw:line>
        <draw:line draw:style-name="gr11" draw:text-style-name="P4" draw:layer="layout" svg:x1="19cm" svg:y1="18.5cm" svg:x2="19cm" svg:y2="13.65cm">
          <text:p/>
        </draw:line>
        <draw:line draw:style-name="gr4" draw:text-style-name="P4" draw:layer="layout" svg:x1="19cm" svg:y1="18.5cm" svg:x2="18.1cm" svg:y2="18.5cm">
          <text:p/>
        </draw:line>
        <draw:frame draw:style-name="gr9" draw:text-style-name="P7" draw:layer="layout" svg:width="1.421cm" svg:height="0.725cm" svg:x="16.779cm" svg:y="13.875cm">
          <draw:text-box>
            <text:p text:style-name="P6"><text:span text:style-name="T1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22:39:55.292601907</meta:creation-date>
    <dc:date>2019-05-16T00:03:59.716606564</dc:date>
    <meta:editing-duration>PT29M39S</meta:editing-duration>
    <meta:editing-cycles>5</meta:editing-cycles>
    <meta:generator>LibreOffice/5.2.7.2$Linux_ARM_EABI LibreOffice_project/20m0$Build-2</meta:generator>
    <meta:document-statistic meta:object-count="57"/>
  </office:meta>
</office:document-meta>
</file>